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4.302cm"/>
    </style:style>
    <style:style style:name="co4" style:family="table-column">
      <style:table-column-properties fo:break-before="auto" style:column-width="10.702cm"/>
    </style:style>
    <style:style style:name="co5" style:family="table-column">
      <style:table-column-properties fo:break-before="auto" style:column-width="3.104cm"/>
    </style:style>
    <style:style style:name="co6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ce2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FarnellPartNo</text:p>
          </table:table-cell>
          <table:table-cell/>
          <table:table-cell office:value-type="string" calcext:value-type="string">
            <text:p>Datasheet</text:p>
          </table:table-cell>
          <table:table-cell office:value-type="string" calcext:value-type="string">
            <text:p>CostExVAT</text:p>
          </table:table-cell>
          <table:table-cell office:value-type="string" calcext:value-type="string">
            <text:p>PrechargeQty</text:p>
          </table:table-cell>
          <table:table-cell office:value-type="string" calcext:value-type="string">
            <text:p>TSALQty</text:p>
          </table:table-cell>
          <table:table-cell office:value-type="string" calcext:value-type="string">
            <text:p>HVSenseQty</text:p>
          </table:table-cell>
          <table:table-cell office:value-type="string" calcext:value-type="string">
            <text:p>MinQty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C-DC converter</text:p>
          </table:table-cell>
          <table:table-cell table:style-name="ce1" office:value-type="string" calcext:value-type="string">
            <text:p>MPWF1212S-3W</text:p>
          </table:table-cell>
          <table:table-cell office:value-type="float" office:value="3652712" calcext:value-type="float">
            <text:p>3652712</text:p>
          </table:table-cell>
          <table:table-cell/>
          <table:table-cell office:value-type="string" calcext:value-type="string">
            <text:p>https://www.farnell.com/datasheets/3195172.pdf</text:p>
          </table:table-cell>
          <table:table-cell office:value-type="currency" office:currency="GBP" office:value="4.61" calcext:value-type="currency">
            <text:p>£4.6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table:formula="of:=[.I6]*MAX([.J6]+[.K6]+[.L6];[.M6])" office:value-type="currency" office:currency="GBP" office:value="9.22" calcext:value-type="currency">
            <text:p>£9.2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wer resistor</text:p>
          </table:table-cell>
          <table:table-cell table:style-name="ce1" office:value-type="string" calcext:value-type="string">
            <text:p>HSA50680RJ</text:p>
          </table:table-cell>
          <table:table-cell office:value-type="float" office:value="2058970" calcext:value-type="float">
            <text:p>2058970</text:p>
          </table:table-cell>
          <table:table-cell/>
          <table:table-cell office:value-type="string" calcext:value-type="string">
            <text:p>https://www.farnell.com/datasheets/1498243.pdf</text:p>
          </table:table-cell>
          <table:table-cell office:value-type="currency" office:currency="GBP" office:value="4.07" calcext:value-type="currency">
            <text:p>£4.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[.I7]*MAX([.J7]+[.K7]+[.L7];[.M7])" office:value-type="currency" office:currency="GBP" office:value="4.07" calcext:value-type="currency">
            <text:p>£4.0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seholder clip</text:p>
          </table:table-cell>
          <table:table-cell table:style-name="ce1" office:value-type="float" office:value="8040.0001" calcext:value-type="float">
            <text:p>8040.0001</text:p>
          </table:table-cell>
          <table:table-cell office:value-type="float" office:value="1829517" calcext:value-type="float">
            <text:p>1829517</text:p>
          </table:table-cell>
          <table:table-cell/>
          <table:table-cell office:value-type="string" calcext:value-type="string">
            <text:p>https://www.farnell.com/datasheets/2349362.pdf</text:p>
          </table:table-cell>
          <table:table-cell office:value-type="currency" office:currency="GBP" office:value="0.894" calcext:value-type="currency">
            <text:p>£0.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8]*MAX([.J8]+[.K8]+[.L8];[.M8])" office:value-type="currency" office:currency="GBP" office:value="8.94" calcext:value-type="currency">
            <text:p>£8.9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use</text:p>
          </table:table-cell>
          <table:table-cell table:style-name="ce1" office:value-type="string" calcext:value-type="string">
            <text:p>70-125-40/2A</text:p>
          </table:table-cell>
          <table:table-cell office:value-type="float" office:value="1175103" calcext:value-type="float">
            <text:p>1175103</text:p>
          </table:table-cell>
          <table:table-cell/>
          <table:table-cell office:value-type="string" calcext:value-type="string">
            <text:p>https://www.farnell.com/datasheets/54183.pdf</text:p>
          </table:table-cell>
          <table:table-cell office:value-type="currency" office:currency="GBP" office:value="3.27" calcext:value-type="currency">
            <text:p>£3.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[.I9]*MAX([.J9]+[.K9]+[.L9];[.M9])" office:value-type="currency" office:currency="GBP" office:value="3.27" calcext:value-type="currency">
            <text:p>£3.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tocoupler</text:p>
          </table:table-cell>
          <table:table-cell table:style-name="ce1" office:value-type="float" office:value="140817141410" calcext:value-type="float">
            <text:p>140817141410</text:p>
          </table:table-cell>
          <table:table-cell office:value-type="float" office:value="3619675" calcext:value-type="float">
            <text:p>3619675</text:p>
          </table:table-cell>
          <table:table-cell/>
          <table:table-cell office:value-type="string" calcext:value-type="string">
            <text:p>https://www.farnell.com/datasheets/3177005.pdf</text:p>
          </table:table-cell>
          <table:table-cell office:value-type="currency" office:currency="GBP" office:value="0.22" calcext:value-type="currency">
            <text:p>£0.2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table:formula="of:=[.I10]*MAX([.J10]+[.K10]+[.L10];[.M10])" office:value-type="currency" office:currency="GBP" office:value="1.1" calcext:value-type="currency">
            <text:p>£1.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all relays</text:p>
          </table:table-cell>
          <table:table-cell table:style-name="ce1" office:value-type="string" calcext:value-type="string">
            <text:p>G5Q-1EU DC12</text:p>
          </table:table-cell>
          <table:table-cell office:value-type="float" office:value="4446434" calcext:value-type="float">
            <text:p>4446434</text:p>
          </table:table-cell>
          <table:table-cell/>
          <table:table-cell office:value-type="string" calcext:value-type="string">
            <text:p>https://www.farnell.com/datasheets/2182433.pdf</text:p>
          </table:table-cell>
          <table:table-cell office:value-type="currency" office:currency="GBP" office:value="1.28" calcext:value-type="currency">
            <text:p>£1.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[.I11]*MAX([.J11]+[.K11]+[.L11];[.M11])" office:value-type="currency" office:currency="GBP" office:value="2.56" calcext:value-type="currency">
            <text:p>£2.5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u</text:p>
          </table:table-cell>
          <table:table-cell table:style-name="ce1" office:value-type="string" calcext:value-type="string">
            <text:p>MCGPR50V106M5X11</text:p>
          </table:table-cell>
          <table:table-cell office:value-type="float" office:value="9451382" calcext:value-type="float">
            <text:p>9451382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I12]*MAX([.J12]+[.K12]+[.L12];[.M12])" office:value-type="currency" office:currency="GBP" office:value="0.35" calcext:value-type="currency">
            <text:p>£0.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.3u</text:p>
          </table:table-cell>
          <table:table-cell table:style-name="ce1" office:value-type="string" calcext:value-type="string">
            <text:p>MCGPR50V335M5X11</text:p>
          </table:table-cell>
          <table:table-cell office:value-type="float" office:value="1902898" calcext:value-type="float">
            <text:p>1902898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[.I13]*MAX([.J13]+[.K13]+[.L13];[.M13])" office:value-type="currency" office:currency="GBP" office:value="0.05" calcext:value-type="currency">
            <text:p>£0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.7u</text:p>
          </table:table-cell>
          <table:table-cell table:style-name="ce1" office:value-type="string" calcext:value-type="string">
            <text:p>MCGPR50V475M5X11</text:p>
          </table:table-cell>
          <table:table-cell office:value-type="float" office:value="9451374" calcext:value-type="float">
            <text:p>9451374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[.I14]*MAX([.J14]+[.K14]+[.L14];[.M14])" office:value-type="currency" office:currency="GBP" office:value="0.05" calcext:value-type="currency">
            <text:p>£0.0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2u</text:p>
          </table:table-cell>
          <table:table-cell table:style-name="ce1" office:value-type="string" calcext:value-type="string">
            <text:p>MCGPR25V226M5X11</text:p>
          </table:table-cell>
          <table:table-cell office:value-type="float" office:value="9451161" calcext:value-type="float">
            <text:p>9451161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2" table:formula="of:=[.I15]*MAX([.J15]+[.K15]+[.L15];[.M15])" office:value-type="currency" office:currency="GBP" office:value="0.1" calcext:value-type="currency">
            <text:p>£0.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u</text:p>
          </table:table-cell>
          <table:table-cell table:style-name="ce1" office:value-type="string" calcext:value-type="string">
            <text:p>MCGPR25V107M6.3X11</text:p>
          </table:table-cell>
          <table:table-cell office:value-type="float" office:value="9451188" calcext:value-type="float">
            <text:p>9451188</text:p>
          </table:table-cell>
          <table:table-cell/>
          <table:table-cell office:value-type="string" calcext:value-type="string">
            <text:p>https://www.farnell.com/datasheets/2861351.pdf</text:p>
          </table:table-cell>
          <table:table-cell office:value-type="currency" office:currency="GBP" office:value="0.09" calcext:value-type="currency">
            <text:p>£0.0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table:formula="of:=[.I16]*MAX([.J16]+[.K16]+[.L16];[.M16])" office:value-type="currency" office:currency="GBP" office:value="0.45" calcext:value-type="currency">
            <text:p>£0.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n</text:p>
          </table:table-cell>
          <table:table-cell table:style-name="ce1" office:value-type="string" calcext:value-type="string">
            <text:p>MC0603B104K500CT</text:p>
          </table:table-cell>
          <table:table-cell office:value-type="float" office:value="1759122" calcext:value-type="float">
            <text:p>1759122</text:p>
          </table:table-cell>
          <table:table-cell/>
          <table:table-cell office:value-type="string" calcext:value-type="string">
            <text:p>https://www.farnell.com/datasheets/2860632.pdf</text:p>
          </table:table-cell>
          <table:table-cell office:value-type="currency" office:currency="GBP" office:value="0.03" calcext:value-type="currency">
            <text:p>£0.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table:formula="of:=[.I17]*MAX([.J17]+[.K17]+[.L17];[.M17])" office:value-type="currency" office:currency="GBP" office:value="0.39" calcext:value-type="currency">
            <text:p>£0.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ode</text:p>
          </table:table-cell>
          <table:table-cell table:style-name="ce1" office:value-type="string" calcext:value-type="string">
            <text:p>SS14+</text:p>
          </table:table-cell>
          <table:table-cell office:value-type="float" office:value="2675133" calcext:value-type="float">
            <text:p>2675133</text:p>
          </table:table-cell>
          <table:table-cell/>
          <table:table-cell office:value-type="string" calcext:value-type="string">
            <text:p>https://www.farnell.com/datasheets/2861407.pdf</text:p>
          </table:table-cell>
          <table:table-cell office:value-type="currency" office:currency="GBP" office:value="0.141" calcext:value-type="currency">
            <text:p>£0.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formula="of:=[.I18]*MAX([.J18]+[.K18]+[.L18];[.M18])" office:value-type="currency" office:currency="GBP" office:value="0.705" calcext:value-type="currency">
            <text:p>£0.7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ode</text:p>
          </table:table-cell>
          <table:table-cell table:style-name="ce1" office:value-type="string" calcext:value-type="string">
            <text:p>BAT54WFILM</text:p>
          </table:table-cell>
          <table:table-cell office:value-type="float" office:value="3214563" calcext:value-type="float">
            <text:p>3214563</text:p>
          </table:table-cell>
          <table:table-cell/>
          <table:table-cell office:value-type="string" calcext:value-type="string">
            <text:p>https://www.farnell.com/datasheets/2124315.pdf</text:p>
          </table:table-cell>
          <table:table-cell office:value-type="currency" office:currency="GBP" office:value="0.37" calcext:value-type="currency">
            <text:p>£0.3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[.I19]*MAX([.J19]+[.K19]+[.L19];[.M19])" office:value-type="currency" office:currency="GBP" office:value="5.18" calcext:value-type="currency">
            <text:p>£5.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d LED</text:p>
          </table:table-cell>
          <table:table-cell table:style-name="ce1" office:value-type="string" calcext:value-type="string">
            <text:p>MP008277</text:p>
          </table:table-cell>
          <table:table-cell office:value-type="float" office:value="3796306" calcext:value-type="float">
            <text:p>3796306</text:p>
          </table:table-cell>
          <table:table-cell/>
          <table:table-cell office:value-type="string" calcext:value-type="string">
            <text:p>https://www.farnell.com/datasheets/3497874.pdf</text:p>
          </table:table-cell>
          <table:table-cell office:value-type="currency" office:currency="GBP" office:value="0.073" calcext:value-type="currency">
            <text:p>£0.0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formula="of:=[.I20]*MAX([.J20]+[.K20]+[.L20];[.M20])" office:value-type="currency" office:currency="GBP" office:value="0.365" calcext:value-type="currency">
            <text:p>£0.3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een LED</text:p>
          </table:table-cell>
          <table:table-cell table:style-name="ce1" office:value-type="string" calcext:value-type="string">
            <text:p>MC011367</text:p>
          </table:table-cell>
          <table:table-cell office:value-type="float" office:value="3015160" calcext:value-type="float">
            <text:p>3015160</text:p>
          </table:table-cell>
          <table:table-cell/>
          <table:table-cell office:value-type="string" calcext:value-type="string">
            <text:p>https://www.farnell.com/datasheets/2864184.pdf</text:p>
          </table:table-cell>
          <table:table-cell office:value-type="currency" office:currency="GBP" office:value="0.026" calcext:value-type="currency">
            <text:p>£0.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[.I21]*MAX([.J21]+[.K21]+[.L21];[.M21])" office:value-type="currency" office:currency="GBP" office:value="0.156" calcext:value-type="currency">
            <text:p>£0.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PN BJT</text:p>
          </table:table-cell>
          <table:table-cell table:style-name="ce1" office:value-type="string" calcext:value-type="string">
            <text:p>BC846A,215</text:p>
          </table:table-cell>
          <table:table-cell office:value-type="float" office:value="1081228" calcext:value-type="float">
            <text:p>1081228</text:p>
          </table:table-cell>
          <table:table-cell table:number-columns-repeated="2"/>
          <table:table-cell office:value-type="currency" office:currency="GBP" office:value="0.107" calcext:value-type="currency">
            <text:p>£0.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formula="of:=[.I22]*MAX([.J22]+[.K22]+[.L22];[.M22])" office:value-type="currency" office:currency="GBP" office:value="0.535" calcext:value-type="currency">
            <text:p>£0.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NP BJT</text:p>
          </table:table-cell>
          <table:table-cell table:style-name="ce1" office:value-type="string" calcext:value-type="string">
            <text:p>BC856A</text:p>
          </table:table-cell>
          <table:table-cell office:value-type="float" office:value="1798064" calcext:value-type="float">
            <text:p>1798064</text:p>
          </table:table-cell>
          <table:table-cell/>
          <table:table-cell office:value-type="string" calcext:value-type="string">
            <text:p>https://www.farnell.com/datasheets/2915414.pdf</text:p>
          </table:table-cell>
          <table:table-cell office:value-type="currency" office:currency="GBP" office:value="0.086" calcext:value-type="currency">
            <text:p>£0.0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formula="of:=[.I23]*MAX([.J23]+[.K23]+[.L23];[.M23])" office:value-type="currency" office:currency="GBP" office:value="0.43" calcext:value-type="currency">
            <text:p>£0.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gger MOSFETS</text:p>
          </table:table-cell>
          <table:table-cell table:style-name="ce1" office:value-type="string" calcext:value-type="string">
            <text:p>BUK7M9R5-40HX</text:p>
          </table:table-cell>
          <table:table-cell office:value-type="float" office:value="3020973" calcext:value-type="float">
            <text:p>3020973</text:p>
          </table:table-cell>
          <table:table-cell table:number-columns-repeated="2"/>
          <table:table-cell office:value-type="currency" office:currency="GBP" office:value="0.274" calcext:value-type="currency">
            <text:p>£0.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I24]*MAX([.J24]+[.K24]+[.L24];[.M24])" office:value-type="currency" office:currency="GBP" office:value="0.822" calcext:value-type="currency">
            <text:p>£0.8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mall MOSFETs</text:p>
          </table:table-cell>
          <table:table-cell table:style-name="ce1" office:value-type="string" calcext:value-type="string">
            <text:p>XP262N7002TR-G</text:p>
          </table:table-cell>
          <table:table-cell office:value-type="float" office:value="3534793" calcext:value-type="float">
            <text:p>3534793</text:p>
          </table:table-cell>
          <table:table-cell/>
          <table:table-cell office:value-type="string" calcext:value-type="string">
            <text:p>https://www.farnell.com/datasheets/3118352.pdf</text:p>
          </table:table-cell>
          <table:table-cell office:value-type="currency" office:currency="GBP" office:value="0.157" calcext:value-type="currency">
            <text:p>£0.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formula="of:=[.I25]*MAX([.J25]+[.K25]+[.L25];[.M25])" office:value-type="currency" office:currency="GBP" office:value="0.785" calcext:value-type="currency">
            <text:p>£0.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k 0603</text:p>
          </table:table-cell>
          <table:table-cell table:style-name="ce1" office:value-type="string" calcext:value-type="string">
            <text:p>MCWR06X1001FTL</text:p>
          </table:table-cell>
          <table:table-cell office:value-type="float" office:value="2447272" calcext:value-type="float">
            <text:p>2447272</text:p>
          </table:table-cell>
          <table:table-cell/>
          <table:table-cell office:value-type="string" calcext:value-type="string">
            <text:p>https://www.farnell.com/datasheets/2860681.pdf</text:p>
          </table:table-cell>
          <table:table-cell office:value-type="currency" office:currency="GBP" office:value="0.0044" calcext:value-type="currency">
            <text:p>£0.0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26]*MAX([.J26]+[.K26]+[.L26];[.M26])" office:value-type="currency" office:currency="GBP" office:value="0.044" calcext:value-type="currency">
            <text:p>£0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k 1206</text:p>
          </table:table-cell>
          <table:table-cell table:style-name="ce1" office:value-type="string" calcext:value-type="string">
            <text:p>MCWR12X1001FTL</text:p>
          </table:table-cell>
          <table:table-cell office:value-type="float" office:value="2447473" calcext:value-type="float">
            <text:p>2447473</text:p>
          </table:table-cell>
          <table:table-cell table:number-columns-repeated="2"/>
          <table:table-cell office:value-type="currency" office:currency="GBP" office:value="0.0122" calcext:value-type="currency">
            <text:p>£0.0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table:formula="of:=[.I27]*MAX([.J27]+[.K27]+[.L27];[.M27])" office:value-type="currency" office:currency="GBP" office:value="0.122" calcext:value-type="currency">
            <text:p>£0.1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k</text:p>
          </table:table-cell>
          <table:table-cell table:style-name="ce1" office:value-type="string" calcext:value-type="string">
            <text:p>WF06P1002FTL</text:p>
          </table:table-cell>
          <table:table-cell office:value-type="float" office:value="2502802" calcext:value-type="float">
            <text:p>2502802</text:p>
          </table:table-cell>
          <table:table-cell/>
          <table:table-cell office:value-type="string" calcext:value-type="string">
            <text:p>https://www.farnell.com/datasheets/1960323.pdf</text:p>
          </table:table-cell>
          <table:table-cell office:value-type="currency" office:currency="GBP" office:value="0.0048" calcext:value-type="currency">
            <text:p>£0.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table:formula="of:=[.I28]*MAX([.J28]+[.K28]+[.L28];[.M28])" office:value-type="currency" office:currency="GBP" office:value="0.0816" calcext:value-type="currency">
            <text:p>£0.0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3k</text:p>
          </table:table-cell>
          <table:table-cell table:style-name="ce1" office:value-type="string" calcext:value-type="string">
            <text:p>ERA3VRB3302V</text:p>
          </table:table-cell>
          <table:table-cell office:value-type="float" office:value="3602666" calcext:value-type="float">
            <text:p>3602666</text:p>
          </table:table-cell>
          <table:table-cell/>
          <table:table-cell office:value-type="string" calcext:value-type="string">
            <text:p>https://www.farnell.com/datasheets/3170174.pdf</text:p>
          </table:table-cell>
          <table:table-cell office:value-type="currency" office:currency="GBP" office:value="0.443" calcext:value-type="currency">
            <text:p>£0.4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29]*MAX([.J29]+[.K29]+[.L29];[.M29])" office:value-type="currency" office:currency="GBP" office:value="4.43" calcext:value-type="currency">
            <text:p>£4.4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2k</text:p>
          </table:table-cell>
          <table:table-cell table:style-name="ce1" office:value-type="string" calcext:value-type="string">
            <text:p>WF06U8202BTL</text:p>
          </table:table-cell>
          <table:table-cell office:value-type="float" office:value="2502992" calcext:value-type="float">
            <text:p>2502992</text:p>
          </table:table-cell>
          <table:table-cell/>
          <table:table-cell office:value-type="string" calcext:value-type="string">
            <text:p>https://www.farnell.com/datasheets/2341551.pdf</text:p>
          </table:table-cell>
          <table:table-cell office:value-type="currency" office:currency="GBP" office:value="0.0622" calcext:value-type="currency">
            <text:p>£0.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30]*MAX([.J30]+[.K30]+[.L30];[.M30])" office:value-type="currency" office:currency="GBP" office:value="0.622" calcext:value-type="currency">
            <text:p>£0.6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5k</text:p>
          </table:table-cell>
          <table:table-cell table:style-name="ce1" office:value-type="string" calcext:value-type="string">
            <text:p>WF06U1501BTL</text:p>
          </table:table-cell>
          <table:table-cell office:value-type="float" office:value="2502942" calcext:value-type="float">
            <text:p>2502942</text:p>
          </table:table-cell>
          <table:table-cell/>
          <table:table-cell office:value-type="string" calcext:value-type="string">
            <text:p>https://www.farnell.com/datasheets/2341550.pdf</text:p>
          </table:table-cell>
          <table:table-cell office:value-type="currency" office:currency="GBP" office:value="0.0688" calcext:value-type="currency">
            <text:p>£0.0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31]*MAX([.J31]+[.K31]+[.L31];[.M31])" office:value-type="currency" office:currency="GBP" office:value="0.688" calcext:value-type="currency">
            <text:p>£0.6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0k</text:p>
          </table:table-cell>
          <table:table-cell table:style-name="ce1" office:value-type="string" calcext:value-type="string">
            <text:p>CPF-A-0603B30KE1</text:p>
          </table:table-cell>
          <table:table-cell office:value-type="float" office:value="2483916" calcext:value-type="float">
            <text:p>2483916</text:p>
          </table:table-cell>
          <table:table-cell/>
          <table:table-cell office:value-type="string" calcext:value-type="string">
            <text:p>https://www.farnell.com/datasheets/1935020.pdf</text:p>
          </table:table-cell>
          <table:table-cell office:value-type="currency" office:currency="GBP" office:value="0.333" calcext:value-type="currency">
            <text:p>£0.3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[.I32]*MAX([.J32]+[.K32]+[.L32];[.M32])" office:value-type="currency" office:currency="GBP" office:value="0.333" calcext:value-type="currency">
            <text:p>£0.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53k (0805)</text:p>
          </table:table-cell>
          <table:table-cell table:style-name="ce4" office:value-type="string" calcext:value-type="string">
            <text:p>MCWF08R4533BTL</text:p>
          </table:table-cell>
          <table:table-cell office:value-type="float" office:value="2337864" calcext:value-type="float">
            <text:p>2337864</text:p>
          </table:table-cell>
          <table:table-cell/>
          <table:table-cell office:value-type="string" calcext:value-type="string">
            <text:p>https://www.farnell.com/datasheets/2860647.pdf</text:p>
          </table:table-cell>
          <table:table-cell office:value-type="currency" office:currency="GBP" office:value="0.164" calcext:value-type="currency">
            <text:p>£0.1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2" table:formula="of:=[.I33]*MAX([.J33]+[.K33]+[.L33];[.M33])" office:value-type="currency" office:currency="GBP" office:value="4.92" calcext:value-type="currency">
            <text:p>£4.9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60k (0805)</text:p>
          </table:table-cell>
          <table:table-cell table:style-name="ce1" office:value-type="string" calcext:value-type="string">
            <text:p>MCWF08R5603BTL</text:p>
          </table:table-cell>
          <table:table-cell office:value-type="float" office:value="2337914" calcext:value-type="float">
            <text:p>2337914</text:p>
          </table:table-cell>
          <table:table-cell/>
          <table:table-cell office:value-type="string" calcext:value-type="string">
            <text:p>https://www.farnell.com/datasheets/2860647.pdf</text:p>
          </table:table-cell>
          <table:table-cell office:value-type="currency" office:currency="GBP" office:value="0.152" calcext:value-type="currency">
            <text:p>£0.1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" table:formula="of:=[.I34]*MAX([.J34]+[.K34]+[.L34];[.M34])" office:value-type="currency" office:currency="GBP" office:value="1.52" calcext:value-type="currency">
            <text:p>£1.5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0k</text:p>
          </table:table-cell>
          <table:table-cell table:style-name="ce1" office:value-type="string" calcext:value-type="string">
            <text:p>WF06U1003BTL</text:p>
          </table:table-cell>
          <table:table-cell office:value-type="float" office:value="2502938" calcext:value-type="float">
            <text:p>2502938</text:p>
          </table:table-cell>
          <table:table-cell/>
          <table:table-cell office:value-type="string" calcext:value-type="string">
            <text:p>https://www.farnell.com/datasheets/2341550.pdf</text:p>
          </table:table-cell>
          <table:table-cell office:value-type="currency" office:currency="GBP" office:value="0.0677" calcext:value-type="currency">
            <text:p>£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" table:formula="of:=[.I35]*MAX([.J35]+[.K35]+[.L35];[.M35])" office:value-type="currency" office:currency="GBP" office:value="0.677" calcext:value-type="currency">
            <text:p>£0.6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.1M</text:p>
          </table:table-cell>
          <table:table-cell table:style-name="ce1" office:value-type="string" calcext:value-type="string">
            <text:p>MC0063W060315M10</text:p>
          </table:table-cell>
          <table:table-cell office:value-type="float" office:value="2141614" calcext:value-type="float">
            <text:p>2141614</text:p>
          </table:table-cell>
          <table:table-cell/>
          <table:table-cell office:value-type="string" calcext:value-type="string">
            <text:p>https://www.farnell.com/datasheets/1788326.pdf</text:p>
          </table:table-cell>
          <table:table-cell office:value-type="currency" office:currency="GBP" office:value="0.001" calcext:value-type="currency">
            <text:p>£0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[.I36]*MAX([.J36]+[.K36]+[.L36];[.M36])" office:value-type="currency" office:currency="GBP" office:value="0.001" calcext:value-type="currency">
            <text:p>£0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0k</text:p>
          </table:table-cell>
          <table:table-cell table:style-name="ce1" office:value-type="string" calcext:value-type="string">
            <text:p>MCWR06X4703FTL</text:p>
          </table:table-cell>
          <table:table-cell office:value-type="float" office:value="2447373" calcext:value-type="float">
            <text:p>2447373</text:p>
          </table:table-cell>
          <table:table-cell/>
          <table:table-cell office:value-type="string" calcext:value-type="string">
            <text:p>https://www.farnell.com/datasheets/2860681.pdf</text:p>
          </table:table-cell>
          <table:table-cell office:value-type="currency" office:currency="GBP" office:value="0.004" calcext:value-type="currency">
            <text:p>£0.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2" table:formula="of:=[.I37]*MAX([.J37]+[.K37]+[.L37];[.M37])" office:value-type="currency" office:currency="GBP" office:value="0.04" calcext:value-type="currency">
            <text:p>£0.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7k</text:p>
          </table:table-cell>
          <table:table-cell table:style-name="ce1" office:value-type="string" calcext:value-type="string">
            <text:p>CRG0603F47K</text:p>
          </table:table-cell>
          <table:table-cell office:value-type="float" office:value="3399581" calcext:value-type="float">
            <text:p>3399581</text:p>
          </table:table-cell>
          <table:table-cell/>
          <table:table-cell office:value-type="string" calcext:value-type="string">
            <text:p>https://www.farnell.com/datasheets/2790373.pdf</text:p>
          </table:table-cell>
          <table:table-cell office:value-type="currency" office:currency="GBP" office:value="0.003" calcext:value-type="currency">
            <text:p>£0.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38]*MAX([.J38]+[.K38]+[.L38];[.M38])" office:value-type="currency" office:currency="GBP" office:value="0.03" calcext:value-type="currency">
            <text:p>£0.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.3k</text:p>
          </table:table-cell>
          <table:table-cell table:style-name="ce1" office:value-type="string" calcext:value-type="string">
            <text:p>CRG0603F3K3</text:p>
          </table:table-cell>
          <table:table-cell office:value-type="float" office:value="3399579" calcext:value-type="float">
            <text:p>3399579</text:p>
          </table:table-cell>
          <table:table-cell/>
          <table:table-cell office:value-type="string" calcext:value-type="string">
            <text:p>https://www.farnell.com/datasheets/2790373.pdf</text:p>
          </table:table-cell>
          <table:table-cell office:value-type="currency" office:currency="GBP" office:value="0.003" calcext:value-type="currency">
            <text:p>£0.0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table:formula="of:=[.I39]*MAX([.J39]+[.K39]+[.L39];[.M39])" office:value-type="currency" office:currency="GBP" office:value="0.03" calcext:value-type="currency">
            <text:p>£0.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rmistor</text:p>
          </table:table-cell>
          <table:table-cell table:style-name="ce1" office:value-type="string" calcext:value-type="string">
            <text:p>NCU18WF104J60RB</text:p>
          </table:table-cell>
          <table:table-cell office:value-type="float" office:value="3471633" calcext:value-type="float">
            <text:p>3471633</text:p>
          </table:table-cell>
          <table:table-cell/>
          <table:table-cell office:value-type="string" calcext:value-type="string">
            <text:p>https://www.farnell.com/datasheets/3007002.pdf</text:p>
          </table:table-cell>
          <table:table-cell office:value-type="currency" office:currency="GBP" office:value="0.077" calcext:value-type="currency">
            <text:p>£0.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40]*MAX([.J40]+[.K40]+[.L40];[.M40])" office:value-type="currency" office:currency="GBP" office:value="0.77" calcext:value-type="currency">
            <text:p>£0.7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p-amp</text:p>
          </table:table-cell>
          <table:table-cell table:style-name="ce1" office:value-type="string" calcext:value-type="string">
            <text:p>TLV274DR2G</text:p>
          </table:table-cell>
          <table:table-cell office:value-type="float" office:value="3588895" calcext:value-type="float">
            <text:p>3588895</text:p>
          </table:table-cell>
          <table:table-cell/>
          <table:table-cell office:value-type="string" calcext:value-type="string">
            <text:p>https://www.onsemi.com/pub/Collateral/TLV271-D.PDF</text:p>
          </table:table-cell>
          <table:table-cell office:value-type="currency" office:currency="GBP" office:value="1.02" calcext:value-type="currency">
            <text:p>£1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2" table:formula="of:=[.I41]*MAX([.J41]+[.K41]+[.L41];[.M41])" office:value-type="currency" office:currency="GBP" office:value="5.1" calcext:value-type="currency">
            <text:p>£5.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x Schmitt inverter</text:p>
          </table:table-cell>
          <table:table-cell table:style-name="ce1" office:value-type="string" calcext:value-type="string">
            <text:p>HCF40106YM013TR</text:p>
          </table:table-cell>
          <table:table-cell office:value-type="float" office:value="2762696" calcext:value-type="float">
            <text:p>2762696</text:p>
          </table:table-cell>
          <table:table-cell/>
          <table:table-cell office:value-type="string" calcext:value-type="string">
            <text:p>https://www.farnell.com/datasheets/1790272.pdf</text:p>
          </table:table-cell>
          <table:table-cell office:value-type="currency" office:currency="GBP" office:value="0.539" calcext:value-type="currency">
            <text:p>£0.5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table:formula="of:=[.I42]*MAX([.J42]+[.K42]+[.L42];[.M42])" office:value-type="currency" office:currency="GBP" office:value="2.695" calcext:value-type="currency">
            <text:p>£2.7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parator</text:p>
          </table:table-cell>
          <table:table-cell table:style-name="ce1" office:value-type="string" calcext:value-type="string">
            <text:p>LM339DR2G</text:p>
          </table:table-cell>
          <table:table-cell office:value-type="float" office:value="1651910" calcext:value-type="float">
            <text:p>1651910</text:p>
          </table:table-cell>
          <table:table-cell/>
          <table:table-cell office:value-type="string" calcext:value-type="string">
            <text:p>https://www.farnell.com/datasheets/2353742.pdf</text:p>
          </table:table-cell>
          <table:table-cell office:value-type="currency" office:currency="GBP" office:value="0.509" calcext:value-type="currency">
            <text:p>£0.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2" table:formula="of:=[.I43]*MAX([.J43]+[.K43]+[.L43];[.M43])" office:value-type="currency" office:currency="GBP" office:value="2.545" calcext:value-type="currency">
            <text:p>£2.5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ip-flop</text:p>
          </table:table-cell>
          <table:table-cell table:style-name="ce1" office:value-type="string" calcext:value-type="string">
            <text:p>CD4013BM96G4</text:p>
          </table:table-cell>
          <table:table-cell office:value-type="float" office:value="3119949" calcext:value-type="float">
            <text:p>3119949</text:p>
          </table:table-cell>
          <table:table-cell table:number-columns-repeated="2"/>
          <table:table-cell office:value-type="currency" office:currency="GBP" office:value="0.55" calcext:value-type="currency">
            <text:p>£0.5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I44]*MAX([.J44]+[.K44]+[.L44];[.M44])" office:value-type="currency" office:currency="GBP" office:value="1.1" calcext:value-type="currency">
            <text:p>£1.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R gate</text:p>
          </table:table-cell>
          <table:table-cell table:style-name="ce1" office:value-type="string" calcext:value-type="string">
            <text:p>CD4071BM</text:p>
          </table:table-cell>
          <table:table-cell office:value-type="float" office:value="3006431" calcext:value-type="float">
            <text:p>3006431</text:p>
          </table:table-cell>
          <table:table-cell/>
          <table:table-cell office:value-type="string" calcext:value-type="string">
            <text:p>https://www.farnell.com/datasheets/1878535.pdf</text:p>
          </table:table-cell>
          <table:table-cell office:value-type="currency" office:currency="GBP" office:value="0.498" calcext:value-type="currency">
            <text:p>£0.5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" table:formula="of:=[.I45]*MAX([.J45]+[.K45]+[.L45];[.M45])" office:value-type="currency" office:currency="GBP" office:value="0.996" calcext:value-type="currency">
            <text:p>£1.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5k</text:p>
          </table:table-cell>
          <table:table-cell office:value-type="string" calcext:value-type="string">
            <text:p>WF08U1053BTL</text:p>
          </table:table-cell>
          <table:table-cell office:value-type="float" office:value="2670115" calcext:value-type="float">
            <text:p>2670115</text:p>
          </table:table-cell>
          <table:table-cell table:number-columns-repeated="2"/>
          <table:table-cell office:value-type="currency" office:currency="GBP" office:value="0.0934" calcext:value-type="currency">
            <text:p>£0.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46]*MAX([.J46]+[.K46]+[.L46];[.M46])" office:value-type="currency" office:currency="GBP" office:value="0.934" calcext:value-type="currency">
            <text:p>£0.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1.6k</text:p>
          </table:table-cell>
          <table:table-cell office:value-type="string" calcext:value-type="string">
            <text:p>MCWF06R3162BTL</text:p>
          </table:table-cell>
          <table:table-cell office:value-type="float" office:value="2337131" calcext:value-type="float">
            <text:p>2337131</text:p>
          </table:table-cell>
          <table:table-cell table:number-columns-repeated="2"/>
          <table:table-cell office:value-type="currency" office:currency="GBP" office:value="0.106" calcext:value-type="currency">
            <text:p>£0.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47]*MAX([.J47]+[.K47]+[.L47];[.M47])" office:value-type="currency" office:currency="GBP" office:value="1.06" calcext:value-type="currency">
            <text:p>£1.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48k</text:p>
          </table:table-cell>
          <table:table-cell office:value-type="string" calcext:value-type="string">
            <text:p>MCTC0525B3483T5G</text:p>
          </table:table-cell>
          <table:table-cell office:value-type="float" office:value="1576077" calcext:value-type="float">
            <text:p>1576077</text:p>
          </table:table-cell>
          <table:table-cell table:number-columns-repeated="2"/>
          <table:table-cell office:value-type="currency" office:currency="GBP" office:value="0.0243" calcext:value-type="currency">
            <text:p>£0.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[.I48]*MAX([.J48]+[.K48]+[.L48];[.M48])" office:value-type="currency" office:currency="GBP" office:value="0.0243" calcext:value-type="currency">
            <text:p>£0.0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2r</text:p>
          </table:table-cell>
          <table:table-cell office:value-type="string" calcext:value-type="string">
            <text:p>MCSR06X82R0FTL</text:p>
          </table:table-cell>
          <table:table-cell office:value-type="float" office:value="2074314" calcext:value-type="float">
            <text:p>2074314</text:p>
          </table:table-cell>
          <table:table-cell table:number-columns-repeated="2"/>
          <table:table-cell office:value-type="currency" office:currency="GBP" office:value="0.0086" calcext:value-type="currency">
            <text:p>£0.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49]*MAX([.J49]+[.K49]+[.L49];[.M49])" office:value-type="currency" office:currency="GBP" office:value="0.086" calcext:value-type="currency">
            <text:p>£0.0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k</text:p>
          </table:table-cell>
          <table:table-cell office:value-type="string" calcext:value-type="string">
            <text:p>MCWF08U1503BTL</text:p>
          </table:table-cell>
          <table:table-cell office:value-type="float" office:value="2694207" calcext:value-type="float">
            <text:p>2694207</text:p>
          </table:table-cell>
          <table:table-cell table:number-columns-repeated="2"/>
          <table:table-cell office:value-type="currency" office:currency="GBP" office:value="0.167" calcext:value-type="currency">
            <text:p>£0.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50]*MAX([.J50]+[.K50]+[.L50];[.M50])" office:value-type="currency" office:currency="GBP" office:value="1.67" calcext:value-type="currency">
            <text:p>£1.6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Voltage reference</text:p>
          </table:table-cell>
          <table:table-cell office:value-type="string" calcext:value-type="string">
            <text:p>TL431ACDT</text:p>
          </table:table-cell>
          <table:table-cell office:value-type="float" office:value="2463970" calcext:value-type="float">
            <text:p>2463970</text:p>
          </table:table-cell>
          <table:table-cell table:number-columns-repeated="2"/>
          <table:table-cell office:value-type="currency" office:currency="GBP" office:value="0.357" calcext:value-type="currency">
            <text:p>£0.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formula="of:=[.I51]*MAX([.J51]+[.K51]+[.L51];[.M51])" office:value-type="currency" office:currency="GBP" office:value="1.785" calcext:value-type="currency">
            <text:p>£1.7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tentiometer</text:p>
          </table:table-cell>
          <table:table-cell office:value-type="string" calcext:value-type="string">
            <text:p>3296W-1-504LF</text:p>
          </table:table-cell>
          <table:table-cell office:value-type="float" office:value="9353313" calcext:value-type="float">
            <text:p>9353313</text:p>
          </table:table-cell>
          <table:table-cell/>
          <table:table-cell office:value-type="string" calcext:value-type="string">
            <text:p>https://www.farnell.com/datasheets/2061261.pdf</text:p>
          </table:table-cell>
          <table:table-cell office:value-type="currency" office:currency="GBP" office:value="2.19" calcext:value-type="currency">
            <text:p>£2.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table:formula="of:=[.I52]*MAX([.J52]+[.K52]+[.L52];[.M52])" office:value-type="currency" office:currency="GBP" office:value="2.19" calcext:value-type="currency">
            <text:p>£2.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ight red LED</text:p>
          </table:table-cell>
          <table:table-cell office:value-type="string" calcext:value-type="string">
            <text:p>150283RS73103</text:p>
          </table:table-cell>
          <table:table-cell office:value-type="float" office:value="3408631" calcext:value-type="float">
            <text:p>3408631</text:p>
          </table:table-cell>
          <table:table-cell table:number-columns-repeated="2"/>
          <table:table-cell office:value-type="currency" office:currency="GBP" office:value="0.663" calcext:value-type="currency">
            <text:p>£0.66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table:formula="of:=[.I53]*MAX([.J53]+[.K53]+[.L53];[.M53])" office:value-type="currency" office:currency="GBP" office:value="1.326" calcext:value-type="currency">
            <text:p>£1.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ight green LED</text:p>
          </table:table-cell>
          <table:table-cell office:value-type="string" calcext:value-type="string">
            <text:p>150283GS73103</text:p>
          </table:table-cell>
          <table:table-cell office:value-type="float" office:value="3408634" calcext:value-type="float">
            <text:p>3408634</text:p>
          </table:table-cell>
          <table:table-cell table:number-columns-repeated="2"/>
          <table:table-cell office:value-type="currency" office:currency="GBP" office:value="0.705" calcext:value-type="currency">
            <text:p>£0.7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2" table:formula="of:=[.I54]*MAX([.J54]+[.K54]+[.L54];[.M54])" office:value-type="currency" office:currency="GBP" office:value="1.41" calcext:value-type="currency">
            <text:p>£1.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82r 2512</text:p>
          </table:table-cell>
          <table:table-cell office:value-type="string" calcext:value-type="string">
            <text:p>CRM2512-JW-820ELF</text:p>
          </table:table-cell>
          <table:table-cell office:value-type="float" office:value="2908507" calcext:value-type="float">
            <text:p>2908507</text:p>
          </table:table-cell>
          <table:table-cell table:number-columns-repeated="2"/>
          <table:table-cell office:value-type="currency" office:currency="GBP" office:value="0.193" calcext:value-type="currency">
            <text:p>£0.1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55]*MAX([.J55]+[.K55]+[.L55];[.M55])" office:value-type="currency" office:currency="GBP" office:value="1.93" calcext:value-type="currency">
            <text:p>£1.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7r 2512</text:p>
          </table:table-cell>
          <table:table-cell office:value-type="string" calcext:value-type="string">
            <text:p>MCHP122WF270JT4E</text:p>
          </table:table-cell>
          <table:table-cell office:value-type="float" office:value="2426565" calcext:value-type="float">
            <text:p>2426565</text:p>
          </table:table-cell>
          <table:table-cell table:number-columns-repeated="2"/>
          <table:table-cell office:value-type="currency" office:currency="GBP" office:value="0.265" calcext:value-type="currency">
            <text:p>£0.2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2" table:formula="of:=[.I56]*MAX([.J56]+[.K56]+[.L56];[.M56])" office:value-type="currency" office:currency="GBP" office:value="2.65" calcext:value-type="currency">
            <text:p>£2.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ND gate</text:p>
          </table:table-cell>
          <table:table-cell office:value-type="string" calcext:value-type="string">
            <text:p>CD4081BM96</text:p>
          </table:table-cell>
          <table:table-cell office:value-type="float" office:value="3120149" calcext:value-type="float">
            <text:p>3120149</text:p>
          </table:table-cell>
          <table:table-cell table:number-columns-repeated="2"/>
          <table:table-cell office:value-type="currency" office:currency="GBP" office:value="0.568" calcext:value-type="currency">
            <text:p>£0.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table:formula="of:=[.I57]*MAX([.J57]+[.K57]+[.L57];[.M57])" office:value-type="currency" office:currency="GBP" office:value="2.84" calcext:value-type="currency">
            <text:p>£2.84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table:style-name="ce2" table:formula="of:=SUM([.N6:.N57])" office:value-type="currency" office:currency="GBP" office:value="84.1779" calcext:value-type="currency">
            <text:p>£84.18</text:p>
          </table:table-cell>
        </table:table-row>
        <table:table-row table:style-name="ro1" table:number-rows-repeated="104851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20:33:28.4127233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0:12:32.723238538</meta:creation-date>
    <dc:date>2022-02-14T21:06:09.380251978</dc:date>
    <meta:editing-duration>PT10H22M44S</meta:editing-duration>
    <meta:editing-cycles>53</meta:editing-cycles>
    <meta:generator>LibreOffice/7.1.8.1$Linux_X86_64 LibreOffice_project/10$Build-1</meta:generator>
    <meta:document-statistic meta:table-count="1" meta:cell-count="429" meta:object-count="0"/>
  </office:meta>
</office:document-meta>
</file>